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19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GCOS-ECV URI</text:p>
          </table:table-cell>
          <table:table-cell table:style-name="ce1" office:value-type="string" calcext:value-type="string">
            <text:p>GCOS has &lt;relationship&gt; CCI</text:p>
          </table:table-cell>
          <table:table-cell table:style-name="ce1" office:value-type="string" calcext:value-type="string">
            <text:p>ESA-CCI URI</text:p>
          </table:table-cell>
          <table:table-cell table:style-name="ce1" office:value-type="string" calcext:value-type="string">
            <text:p>CCI has &lt;relationship&gt; GC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WaterVapour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CloudProperties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EarthRadiationBudge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CarbonDioxide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Methane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OtherLonglivedGreenhouseGases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ozone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aerosol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ceanicSurfaceSeaSurfaceTemperatur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Level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eaLevel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tat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Ic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eaIc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Colour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oceanCol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emperat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Nutrient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xyge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racer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RiverDischarg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WaterUs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roundwat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ke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nowCov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laciersAndIceCaps</text:p>
          </table:table-cell>
          <table:table-cell table:style-name="ce6" office:value-type="string" calcext:value-type="string">
            <text:p>narrowMatch</text:p>
          </table:table-cell>
          <table:table-cell table:style-name="ce6" office:value-type="string" calcext:value-type="string">
            <text:p>glaciers</text:p>
          </table:table-cell>
          <table:table-cell table:style-name="ce6" office:value-type="string" calcext:value-type="string">
            <text:p>broa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IceSheets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iceShee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Permafros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lbedo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ndCover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landCov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ractionOfAbsorbedPhotosyntheticallyActiveRadiati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eafAreaIndex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boveGroundBiomas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Carb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ireDisturbanc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Moistur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oilM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9:09:53.375520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09:13:40Z</meta:creation-date>
    <dc:date>2016-01-28T09:10:14.352862727</dc:date>
    <meta:editing-duration>PT24M9S</meta:editing-duration>
    <meta:editing-cycles>5</meta:editing-cycles>
    <meta:document-statistic meta:table-count="1" meta:cell-count="93" meta:object-count="0"/>
  </office:meta>
</office:document-meta>
</file>